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2.3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8cm" fo:min-width="4.6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4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7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1.425cm" fo:min-width="10.3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3cm" fo:min-width="1.5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1cm" fo:min-width="3.671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4cm" fo:min-width="3.9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7cm" fo:min-width="0cm"/>
    </style:style>
    <style:style style:name="gr16" style:family="graphic" style:parent-style-name="standard">
      <style:graphic-properties draw:stroke="none" svg:stroke-color="#000000" draw:fill="none" draw:fill-color="#ffffff" fo:min-height="9.25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2cm" svg:height="3.8cm" svg:x="5.9cm" svg:y="3cm">
          <text:p/>
        </draw:rect>
        <draw:line draw:style-name="gr2" draw:text-style-name="P1" draw:layer="layout" svg:x1="5.9cm" svg:y1="3.8cm" svg:x2="10.1cm" svg:y2="3.8cm">
          <text:p/>
        </draw:line>
        <draw:line draw:style-name="gr2" draw:text-style-name="P1" draw:layer="layout" svg:x1="5.9cm" svg:y1="5.3cm" svg:x2="10.1cm" svg:y2="5.3cm">
          <text:p/>
        </draw:line>
        <draw:rect draw:style-name="gr1" draw:text-style-name="P1" draw:layer="layout" svg:width="7.593cm" svg:height="3.5cm" svg:x="11.5cm" svg:y="14.4cm">
          <text:p/>
        </draw:rect>
        <draw:line draw:style-name="gr2" draw:text-style-name="P1" draw:layer="layout" svg:x1="11.5cm" svg:y1="15.123cm" svg:x2="19.093cm" svg:y2="15.123cm">
          <text:p/>
        </draw:line>
        <draw:line draw:style-name="gr2" draw:text-style-name="P1" draw:layer="layout" svg:x1="11.5cm" svg:y1="16.479cm" svg:x2="19.093cm" svg:y2="16.479cm">
          <text:p/>
        </draw:line>
        <draw:frame draw:style-name="gr3" draw:text-style-name="P2" draw:layer="layout" svg:width="2.822cm" svg:height="0.839cm" svg:x="6.6cm" svg:y="3.1cm">
          <draw:text-box>
            <text:p><text:span text:style-name="T1">University</text:span></text:p>
          </draw:text-box>
        </draw:frame>
        <draw:frame draw:style-name="gr4" draw:text-style-name="P2" draw:layer="layout" svg:width="5.163cm" svg:height="0.908cm" svg:x="13.419cm" svg:y="14.4cm">
          <draw:text-box>
            <text:p><text:span text:style-name="T1">Employee</text:span></text:p>
          </draw:text-box>
        </draw:frame>
        <draw:frame draw:style-name="gr5" draw:text-style-name="P2" draw:layer="layout" svg:width="6.319cm" svg:height="1.431cm" svg:x="11.681cm" svg:y="16.569cm">
          <draw:text-box>
            <text:p><text:span text:style-name="T2">+ toString() : String</text:span></text:p>
            <text:p><text:span text:style-name="T2"/></text:p>
          </draw:text-box>
        </draw:frame>
        <draw:rect draw:style-name="gr1" draw:text-style-name="P1" draw:layer="layout" svg:width="5.6cm" svg:height="3.5cm" svg:x="5.7cm" svg:y="7.7cm">
          <text:p/>
        </draw:rect>
        <draw:line draw:style-name="gr2" draw:text-style-name="P1" draw:layer="layout" svg:x1="5.7cm" svg:y1="8.6cm" svg:x2="11.3cm" svg:y2="8.6cm">
          <text:p/>
        </draw:line>
        <draw:line draw:style-name="gr2" draw:text-style-name="P1" draw:layer="layout" svg:x1="5.7cm" svg:y1="10.3cm" svg:x2="11.3cm" svg:y2="10.3cm">
          <text:p/>
        </draw:line>
        <draw:frame draw:style-name="gr6" draw:text-style-name="P2" draw:layer="layout" svg:width="1.912cm" svg:height="0.839cm" svg:x="6.7cm" svg:y="7.7cm">
          <draw:text-box>
            <text:p><text:span text:style-name="T1">Staff</text:span></text:p>
          </draw:text-box>
        </draw:frame>
        <draw:frame draw:style-name="gr7" draw:text-style-name="P2" draw:layer="layout" svg:width="4.1cm" svg:height="1.787cm" svg:x="6cm" svg:y="5.413cm">
          <draw:text-box>
            <text:p><text:span text:style-name="T2">+ main (args : String []) : void</text:span></text:p>
            <text:p><text:span text:style-name="T2"><text:s/></text:span></text:p>
          </draw:text-box>
        </draw:frame>
        <draw:line draw:style-name="gr8" draw:text-style-name="P1" draw:layer="layout" svg:x1="15.9cm" svg:y1="14.3cm" svg:x2="15.9cm" svg:y2="12.7cm">
          <text:p/>
        </draw:line>
        <draw:frame draw:style-name="gr9" draw:layer="layout" svg:width="10.823cm" svg:height="1.675cm" svg:x="6.077cm" svg:y="1.025cm">
          <draw:text-box>
            <text:p>Ex 9.1 UML – Kayle Robson</text:p>
            <text:p>COMP 1231</text:p>
          </draw:text-box>
        </draw:frame>
        <draw:line draw:style-name="gr8" draw:text-style-name="P1" draw:layer="layout" svg:x1="7.8cm" svg:y1="6.8cm" svg:x2="7.8cm" svg:y2="7.6cm">
          <text:p/>
        </draw:line>
        <draw:frame draw:style-name="gr10" draw:text-style-name="P3" draw:layer="layout" svg:width="5.133cm" svg:height="0.725cm" svg:x="5.867cm" svg:y="8.875cm">
          <draw:text-box>
            <text:p><text:span text:style-name="T2">-staffList : StaffMember[]</text:span></text:p>
          </draw:text-box>
        </draw:frame>
        <draw:rect draw:style-name="gr1" draw:text-style-name="P1" draw:layer="layout" svg:width="6.1cm" svg:height="5cm" svg:x="12.8cm" svg:y="7.7cm">
          <text:p/>
        </draw:rect>
        <draw:line draw:style-name="gr2" draw:text-style-name="P1" draw:layer="layout" svg:x1="12.8cm" svg:y1="8.723cm" svg:x2="18.9cm" svg:y2="8.723cm">
          <text:p/>
        </draw:line>
        <draw:line draw:style-name="gr2" draw:text-style-name="P1" draw:layer="layout" svg:x1="12.8cm" svg:y1="11.109cm" svg:x2="18.9cm" svg:y2="11.109cm">
          <text:p/>
        </draw:line>
        <draw:frame draw:style-name="gr11" draw:text-style-name="P2" draw:layer="layout" svg:width="3.533cm" svg:height="0.953cm" svg:x="13.889cm" svg:y="7.7cm">
          <draw:text-box>
            <text:p><text:span text:style-name="T1">StaffMember</text:span></text:p>
          </draw:text-box>
        </draw:frame>
        <draw:frame draw:style-name="gr12" draw:text-style-name="P3" draw:layer="layout" svg:width="4.171cm" svg:height="1.901cm" svg:x="12.982cm" svg:y="9.035cm">
          <draw:text-box>
            <text:p><text:span text:style-name="T2"># name : String</text:span></text:p>
            <text:p><text:span text:style-name="T2"># degrees: String</text:span></text:p>
          </draw:text-box>
        </draw:frame>
        <draw:custom-shape draw:style-name="gr13" draw:text-style-name="P1" draw:layer="layout" svg:width="0.6cm" svg:height="0.6cm" svg:x="11.3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2.8cm" svg:y1="9.5cm" svg:x2="11.9cm" svg:y2="9.5cm">
          <text:p/>
        </draw:line>
        <draw:frame draw:style-name="gr14" draw:text-style-name="P3" draw:layer="layout" svg:width="4.429cm" svg:height="0.824cm" svg:x="12.982cm" svg:y="11.45cm">
          <draw:text-box>
            <text:p><text:span text:style-name="T2">+ toString() : String</text:span></text:p>
          </draw:text-box>
        </draw:frame>
        <draw:frame draw:style-name="gr15" draw:text-style-name="P2" draw:layer="layout" svg:width="7.412cm" svg:height="2.797cm" svg:x="11.788cm" svg:y="15.305cm">
          <draw:text-box>
            <text:p><text:span text:style-name="T2"># coursesTeaching : String</text:span></text:p>
            <text:p><text:span text:style-name="T2"/></text:p>
          </draw:text-box>
        </draw:frame>
        <draw:frame draw:style-name="gr16" draw:text-style-name="P3" draw:layer="layout" svg:width="8.3cm" svg:height="9.5cm" svg:x="1.6cm" svg:y="12.3cm">
          <draw:text-box>
            <text:p text:style-name="P3"><text:span text:style-name="T2">Within StaffMember the list of staff could be filled with polymorphic references. <text:s/>Each new employee is a different employee with different information. <text:s/>The Staff class scans through the list of employees, printing their degrees and what classes they could match up to teaching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9-19T00:46:47.93</meta:creation-date>
    <dc:date>2021-09-22T01:37:18.46</dc:date>
    <meta:editing-duration>PT31M21S</meta:editing-duration>
    <meta:editing-cycles>4</meta:editing-cycles>
    <meta:generator>OpenOffice/4.1.3$Win32 OpenOffice.org_project/413m1$Build-9783</meta:generator>
    <meta:document-statistic meta:object-count="28"/>
  </office:meta>
</office:document-meta>
</file>